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9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62.48mm"/>
    </style:style>
    <style:style style:name="co5" style:family="table-column">
      <style:table-column-properties fo:break-before="auto" style:column-width="11.66mm"/>
    </style:style>
    <style:style style:name="co6" style:family="table-column">
      <style:table-column-properties fo:break-before="auto" style:column-width="12.21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0.23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22.72mm"/>
    </style:style>
    <style:style style:name="co12" style:family="table-column">
      <style:table-column-properties fo:break-before="auto" style:column-width="23.27mm"/>
    </style:style>
    <style:style style:name="co13" style:family="table-column">
      <style:table-column-properties fo:break-before="auto" style:column-width="27.15mm"/>
    </style:style>
    <style:style style:name="co14" style:family="table-column">
      <style:table-column-properties fo:break-before="auto" style:column-width="23.55mm"/>
    </style:style>
    <style:style style:name="co15" style:family="table-column">
      <style:table-column-properties fo:break-before="auto" style:column-width="23.83mm"/>
    </style:style>
    <style:style style:name="co16" style:family="table-column">
      <style:table-column-properties fo:break-before="auto" style:column-width="21.06mm"/>
    </style:style>
    <style:style style:name="co17" style:family="table-column">
      <style:table-column-properties fo:break-before="auto" style:column-width="24.38mm"/>
    </style:style>
    <style:style style:name="co18" style:family="table-column">
      <style:table-column-properties fo:break-before="auto" style:column-width="21.61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titled1" style:base-cell-address="CurveMapping_BothHemispheres.E1"/>
    </style:style>
    <style:style style:name="ce9" style:family="table-cell" style:parent-style-name="Default">
      <style:map style:condition="cell-content()=1" style:apply-style-name="Untitled1" style:base-cell-address="CurveMapping_BothHemispheres.E182"/>
    </style:style>
    <style:style style:name="ce10" style:family="table-cell" style:parent-style-name="Default">
      <style:map style:condition="cell-content()=1" style:apply-style-name="Untitled1" style:base-cell-address="CurveMapping_BothHemispheres.E191"/>
    </style:style>
    <style:style style:name="ce2" style:family="table-cell" style:parent-style-name="Default">
      <style:map style:condition="cell-content()=1" style:apply-style-name="Untitled1" style:base-cell-address="CurveMapping_BothHemispheres.E164"/>
    </style:style>
    <style:style style:name="ce3" style:family="table-cell" style:parent-style-name="Default">
      <style:map style:condition="cell-content()=1" style:apply-style-name="Untitled1" style:base-cell-address="CurveMapping_BothHemispheres.E173"/>
    </style:style>
    <style:style style:name="ce13" style:family="table-cell" style:parent-style-name="Default">
      <style:map style:condition="cell-content()=1" style:apply-style-name="Untitled1" style:base-cell-address="CurveMapping_BothHemispheres.E1"/>
    </style:style>
    <style:style style:name="ce14" style:family="table-cell" style:parent-style-name="Default">
      <style:map style:condition="cell-content()=1" style:apply-style-name="Untitled1" style:base-cell-address="CurveMapping_BothHemispheres.E1"/>
    </style:style>
    <style:style style:name="ce15" style:family="table-cell" style:parent-style-name="Default">
      <style:map style:condition="cell-content()=1" style:apply-style-name="Untitled1" style:base-cell-address="CurveMapping_BothHemispheres.L182"/>
    </style:style>
    <style:style style:name="ce16" style:family="table-cell" style:parent-style-name="Default">
      <style:map style:condition="cell-content()=1" style:apply-style-name="Untitled1" style:base-cell-address="CurveMapping_BothHemispheres.E1"/>
    </style:style>
    <style:style style:name="ce17" style:family="table-cell" style:parent-style-name="Default">
      <style:map style:condition="cell-content()=1" style:apply-style-name="Untitled1" style:base-cell-address="CurveMapping_BothHemispheres.E1"/>
    </style:style>
    <style:style style:name="ce5" style:family="table-cell" style:parent-style-name="Default">
      <style:map style:condition="cell-content()=1" style:apply-style-name="Untitled1" style:base-cell-address="CurveMapping_BothHemispheres.L164"/>
    </style:style>
    <style:style style:name="ce6" style:family="table-cell" style:parent-style-name="Default">
      <style:map style:condition="cell-content()=1" style:apply-style-name="Untitled1" style:base-cell-address="CurveMapping_BothHemispheres.L173"/>
    </style:style>
    <style:style style:name="ce20" style:family="table-cell" style:parent-style-name="Default">
      <style:map style:condition="cell-content()=1" style:apply-style-name="Untitled1" style:base-cell-address="CurveMapping_BothHemispheres.E1"/>
    </style:style>
    <style:style style:name="ce21" style:family="table-cell" style:parent-style-name="Default">
      <style:map style:condition="cell-content()=1" style:apply-style-name="Untitled1" style:base-cell-address="CurveMapping_BothHemispheres.E1"/>
    </style:style>
    <style:style style:name="ce7" style:family="table-cell" style:parent-style-name="Default">
      <style:map style:condition="cell-content()=1" style:apply-style-name="Untitled1" style:base-cell-address="CurveMapping_BothHemispheres.M173"/>
    </style:style>
    <style:style style:name="ce8" style:family="table-cell" style:parent-style-name="Default">
      <style:map style:condition="cell-content()=1" style:apply-style-name="Untitled1" style:base-cell-address="CurveMapping_BothHemispheres.M176"/>
    </style:style>
    <style:style style:name="ce27" style:family="table-cell" style:parent-style-name="Default">
      <style:map style:condition="cell-content()=1" style:apply-style-name="Untitled1" style:base-cell-address="CurveMapping_BothHemispheres.S1"/>
    </style:style>
  </office:automatic-styles>
  <office:body>
    <office:spreadsheet>
      <table:table table:name="CurveMapping_BothHemisphe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default-cell-style-name="Default"/>
        <table:table-column table:style-name="co11" table:default-cell-style-name="Default"/>
        <table:table-column table:style-name="co14" table:default-cell-style-name="ce27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argetLoc</text:p>
          </table:table-cell>
          <table:table-cell office:value-type="string" calcext:value-type="string">
            <text:p>LeftStim</text:p>
          </table:table-cell>
          <table:table-cell office:value-type="string" calcext:value-type="string">
            <text:p>RightStim</text:p>
          </table:table-cell>
          <table:table-cell office:value-type="string" calcext:value-type="string">
            <text:p>CombinedStim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office:value-type="string" calcext:value-type="string">
            <text:p>GapDR</text:p>
          </table:table-cell>
          <table:table-cell office:value-type="string" calcext:value-type="string">
            <text:p>CurveSegL</text:p>
          </table:table-cell>
          <table:table-cell office:value-type="string" calcext:value-type="string">
            <text:p>CurveSeg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office:value-type="string" calcext:value-type="string">
            <text:p>CurveSegDR</text:p>
          </table:table-cell>
          <table:table-cell office:value-type="string" calcext:value-type="string">
            <text:p>IndicatorCenter</text:p>
          </table:table-cell>
          <table:table-cell office:value-type="string" calcext:value-type="string">
            <text:p>TargetShape</text:p>
          </table:table-cell>
          <table:table-cell office:value-type="string" calcext:value-type="string">
            <text:p>iTargetShape</text:p>
          </table:table-cell>
          <table:table-cell office:value-type="string" calcext:value-type="string">
            <text:p>PreSwitchUL</text:p>
          </table:table-cell>
          <table:table-cell office:value-type="string" calcext:value-type="string">
            <text:p>IndicatorUL</text:p>
          </table:table-cell>
          <table:table-cell office:value-type="string" calcext:value-type="string">
            <text:p>PreSwitchDL</text:p>
          </table:table-cell>
          <table:table-cell office:value-type="string" calcext:value-type="string">
            <text:p>IndicatorDL</text:p>
          </table:table-cell>
          <table:table-cell office:value-type="string" calcext:value-type="string">
            <text:p>PreSwitchUR</text:p>
          </table:table-cell>
          <table:table-cell office:value-type="string" calcext:value-type="string">
            <text:p>IndicatorUR</text:p>
          </table:table-cell>
          <table:table-cell office:value-type="string" calcext:value-type="string">
            <text:p>PreSwitchDR</text:p>
          </table:table-cell>
          <table:table-cell office:value-type="string" calcext:value-type="string">
            <text:p>IndicatorDR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R</text:p>
          </table:table-cell>
          <table:table-cell table:formula="of:=CONCATENATE([.B2];&quot;+&quot;;[.C2])" office:value-type="string" office:string-value="CircleDiamondDL+GapR" calcext:value-type="string">
            <text:p>CircleDiamond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R</text:p>
          </table:table-cell>
          <table:table-cell table:formula="of:=CONCATENATE([.B3];&quot;+&quot;;[.C3])" office:value-type="string" office:string-value="CircleDiamondUL+GapR" calcext:value-type="string">
            <text:p>CircleDiamond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R</text:p>
          </table:table-cell>
          <table:table-cell table:formula="of:=CONCATENATE([.B4];&quot;+&quot;;[.C4])" office:value-type="string" office:string-value="CircleSquareDL+GapR" calcext:value-type="string">
            <text:p>CircleSquare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R</text:p>
          </table:table-cell>
          <table:table-cell table:formula="of:=CONCATENATE([.B5];&quot;+&quot;;[.C5])" office:value-type="string" office:string-value="CircleSquareUL+GapR" calcext:value-type="string">
            <text:p>CircleSquare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R</text:p>
          </table:table-cell>
          <table:table-cell table:formula="of:=CONCATENATE([.B6];&quot;+&quot;;[.C6])" office:value-type="string" office:string-value="CurveSegDL+GapR" calcext:value-type="string">
            <text:p>CurveSeg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R</text:p>
          </table:table-cell>
          <table:table-cell table:formula="of:=CONCATENATE([.B7];&quot;+&quot;;[.C7])" office:value-type="string" office:string-value="CurveSegUL+GapR" calcext:value-type="string">
            <text:p>CurveSeg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R</text:p>
          </table:table-cell>
          <table:table-cell table:formula="of:=CONCATENATE([.B8];&quot;+&quot;;[.C8])" office:value-type="string" office:string-value="GapDL+GapR" calcext:value-type="string">
            <text:p>Gap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table:formula="of:=CONCATENATE([.B9];&quot;+&quot;;[.C9])" office:value-type="string" office:string-value="GapL+GapR" calcext:value-type="string">
            <text:p>GapL+Ga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R</text:p>
          </table:table-cell>
          <table:table-cell table:formula="of:=CONCATENATE([.B10];&quot;+&quot;;[.C10])" office:value-type="string" office:string-value="GapUL+GapR" calcext:value-type="string">
            <text:p>GapUL+Ga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UR</text:p>
          </table:table-cell>
          <table:table-cell table:formula="of:=CONCATENATE([.B11];&quot;+&quot;;[.C11])" office:value-type="string" office:string-value="CircleDiamondDL+GapUR" calcext:value-type="string">
            <text:p>CircleDiamond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UR</text:p>
          </table:table-cell>
          <table:table-cell table:formula="of:=CONCATENATE([.B12];&quot;+&quot;;[.C12])" office:value-type="string" office:string-value="CircleDiamondUL+GapUR" calcext:value-type="string">
            <text:p>CircleDiamond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UR</text:p>
          </table:table-cell>
          <table:table-cell table:formula="of:=CONCATENATE([.B13];&quot;+&quot;;[.C13])" office:value-type="string" office:string-value="CircleSquareDL+GapUR" calcext:value-type="string">
            <text:p>CircleSquare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UR</text:p>
          </table:table-cell>
          <table:table-cell table:formula="of:=CONCATENATE([.B14];&quot;+&quot;;[.C14])" office:value-type="string" office:string-value="CircleSquareUL+GapUR" calcext:value-type="string">
            <text:p>CircleSquare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UR</text:p>
          </table:table-cell>
          <table:table-cell table:formula="of:=CONCATENATE([.B15];&quot;+&quot;;[.C15])" office:value-type="string" office:string-value="CurveSegDL+GapUR" calcext:value-type="string">
            <text:p>CurveSeg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UR</text:p>
          </table:table-cell>
          <table:table-cell table:formula="of:=CONCATENATE([.B16];&quot;+&quot;;[.C16])" office:value-type="string" office:string-value="CurveSegUL+GapUR" calcext:value-type="string">
            <text:p>CurveSeg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table:formula="of:=CONCATENATE([.B17];&quot;+&quot;;[.C17])" office:value-type="string" office:string-value="GapDL+GapUR" calcext:value-type="string">
            <text:p>GapDL+GapU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UR</text:p>
          </table:table-cell>
          <table:table-cell table:formula="of:=CONCATENATE([.B18];&quot;+&quot;;[.C18])" office:value-type="string" office:string-value="GapL+GapUR" calcext:value-type="string">
            <text:p>GapL+GapU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UR</text:p>
          </table:table-cell>
          <table:table-cell table:formula="of:=CONCATENATE([.B19];&quot;+&quot;;[.C19])" office:value-type="string" office:string-value="GapUL+GapUR" calcext:value-type="string">
            <text:p>GapUL+Gap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DR</text:p>
          </table:table-cell>
          <table:table-cell table:formula="of:=CONCATENATE([.B20];&quot;+&quot;;[.C20])" office:value-type="string" office:string-value="CircleDiamondDL+GapDR" calcext:value-type="string">
            <text:p>CircleDiamondD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DR</text:p>
          </table:table-cell>
          <table:table-cell table:formula="of:=CONCATENATE([.B21];&quot;+&quot;;[.C21])" office:value-type="string" office:string-value="CircleDiamondUL+GapDR" calcext:value-type="string">
            <text:p>CircleDiamondU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DR</text:p>
          </table:table-cell>
          <table:table-cell table:formula="of:=CONCATENATE([.B22];&quot;+&quot;;[.C22])" office:value-type="string" office:string-value="CircleSquareDL+GapDR" calcext:value-type="string">
            <text:p>CircleSquareD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DR</text:p>
          </table:table-cell>
          <table:table-cell table:formula="of:=CONCATENATE([.B23];&quot;+&quot;;[.C23])" office:value-type="string" office:string-value="CircleSquareUL+GapDR" calcext:value-type="string">
            <text:p>CircleSquareU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DR</text:p>
          </table:table-cell>
          <table:table-cell table:formula="of:=CONCATENATE([.B24];&quot;+&quot;;[.C24])" office:value-type="string" office:string-value="CurveSegDL+GapDR" calcext:value-type="string">
            <text:p>CurveSegD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DR</text:p>
          </table:table-cell>
          <table:table-cell table:formula="of:=CONCATENATE([.B25];&quot;+&quot;;[.C25])" office:value-type="string" office:string-value="CurveSegUL+GapDR" calcext:value-type="string">
            <text:p>CurveSegU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DR</text:p>
          </table:table-cell>
          <table:table-cell table:formula="of:=CONCATENATE([.B26];&quot;+&quot;;[.C26])" office:value-type="string" office:string-value="GapDL+GapDR" calcext:value-type="string">
            <text:p>GapDL+Gap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DR</text:p>
          </table:table-cell>
          <table:table-cell table:formula="of:=CONCATENATE([.B27];&quot;+&quot;;[.C27])" office:value-type="string" office:string-value="GapL+GapDR" calcext:value-type="string">
            <text:p>GapL+GapD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DR</text:p>
          </table:table-cell>
          <table:table-cell table:formula="of:=CONCATENATE([.B28];&quot;+&quot;;[.C28])" office:value-type="string" office:string-value="GapUL+GapDR" calcext:value-type="string">
            <text:p>GapUL+Gap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UR</text:p>
          </table:table-cell>
          <table:table-cell table:formula="of:=CONCATENATE([.B29];&quot;+&quot;;[.C29])" office:value-type="string" office:string-value="CircleDiamondDL+CurveSegUR" calcext:value-type="string">
            <text:p>CircleDiamondD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UR</text:p>
          </table:table-cell>
          <table:table-cell table:formula="of:=CONCATENATE([.B30];&quot;+&quot;;[.C30])" office:value-type="string" office:string-value="CircleDiamondUL+CurveSegUR" calcext:value-type="string">
            <text:p>CircleDiamondU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UR</text:p>
          </table:table-cell>
          <table:table-cell table:formula="of:=CONCATENATE([.B31];&quot;+&quot;;[.C31])" office:value-type="string" office:string-value="CircleSquareDL+CurveSegUR" calcext:value-type="string">
            <text:p>CircleSquareD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UR</text:p>
          </table:table-cell>
          <table:table-cell table:formula="of:=CONCATENATE([.B32];&quot;+&quot;;[.C32])" office:value-type="string" office:string-value="CircleSquareUL+CurveSegUR" calcext:value-type="string">
            <text:p>CircleSquareU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table:formula="of:=CONCATENATE([.B33];&quot;+&quot;;[.C33])" office:value-type="string" office:string-value="CurveSegDL+CurveSegUR" calcext:value-type="string">
            <text:p>CurveSegDL+CurveSegUR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UR</text:p>
          </table:table-cell>
          <table:table-cell table:formula="of:=CONCATENATE([.B34];&quot;+&quot;;[.C34])" office:value-type="string" office:string-value="CurveSegUL+CurveSegUR" calcext:value-type="string">
            <text:p>CurveSegUL+CurveSeg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UR</text:p>
          </table:table-cell>
          <table:table-cell table:formula="of:=CONCATENATE([.B35];&quot;+&quot;;[.C35])" office:value-type="string" office:string-value="GapDL+CurveSegUR" calcext:value-type="string">
            <text:p>GapDL+CurveSeg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UR</text:p>
          </table:table-cell>
          <table:table-cell table:formula="of:=CONCATENATE([.B36];&quot;+&quot;;[.C36])" office:value-type="string" office:string-value="GapL+CurveSegUR" calcext:value-type="string">
            <text:p>GapL+CurveSegU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UR</text:p>
          </table:table-cell>
          <table:table-cell table:formula="of:=CONCATENATE([.B37];&quot;+&quot;;[.C37])" office:value-type="string" office:string-value="GapUL+CurveSegUR" calcext:value-type="string">
            <text:p>GapUL+CurveSeg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DR</text:p>
          </table:table-cell>
          <table:table-cell table:formula="of:=CONCATENATE([.B38];&quot;+&quot;;[.C38])" office:value-type="string" office:string-value="CircleDiamondDL+CurveSegDR" calcext:value-type="string">
            <text:p>CircleDiamondD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DR</text:p>
          </table:table-cell>
          <table:table-cell table:formula="of:=CONCATENATE([.B39];&quot;+&quot;;[.C39])" office:value-type="string" office:string-value="CircleDiamondUL+CurveSegDR" calcext:value-type="string">
            <text:p>CircleDiamondU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DR</text:p>
          </table:table-cell>
          <table:table-cell table:formula="of:=CONCATENATE([.B40];&quot;+&quot;;[.C40])" office:value-type="string" office:string-value="CircleSquareDL+CurveSegDR" calcext:value-type="string">
            <text:p>CircleSquareD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DR</text:p>
          </table:table-cell>
          <table:table-cell table:formula="of:=CONCATENATE([.B41];&quot;+&quot;;[.C41])" office:value-type="string" office:string-value="CircleSquareUL+CurveSegDR" calcext:value-type="string">
            <text:p>CircleSquareU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DR</text:p>
          </table:table-cell>
          <table:table-cell table:formula="of:=CONCATENATE([.B42];&quot;+&quot;;[.C42])" office:value-type="string" office:string-value="CurveSegDL+CurveSegDR" calcext:value-type="string">
            <text:p>CurveSegDL+CurveSeg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R</text:p>
          </table:table-cell>
          <table:table-cell table:formula="of:=CONCATENATE([.B43];&quot;+&quot;;[.C43])" office:value-type="string" office:string-value="CurveSegUL+CurveSegDR" calcext:value-type="string">
            <text:p>CurveSegUL+CurveSeg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DR</text:p>
          </table:table-cell>
          <table:table-cell table:formula="of:=CONCATENATE([.B44];&quot;+&quot;;[.C44])" office:value-type="string" office:string-value="GapDL+CurveSegDR" calcext:value-type="string">
            <text:p>GapDL+CurveSeg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DR</text:p>
          </table:table-cell>
          <table:table-cell table:formula="of:=CONCATENATE([.B45];&quot;+&quot;;[.C45])" office:value-type="string" office:string-value="GapL+CurveSegDR" calcext:value-type="string">
            <text:p>GapL+CurveSegDR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DR</text:p>
          </table:table-cell>
          <table:table-cell table:formula="of:=CONCATENATE([.B46];&quot;+&quot;;[.C46])" office:value-type="string" office:string-value="GapUL+CurveSegDR" calcext:value-type="string">
            <text:p>GapUL+CurveSeg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DiamondDR</text:p>
          </table:table-cell>
          <table:table-cell table:formula="of:=CONCATENATE([.B47];&quot;+&quot;;[.C47])" office:value-type="string" office:string-value="CircleDiamondDL+CircleDiamondDR" calcext:value-type="string">
            <text:p>CircleDiamondD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DiamondDR</text:p>
          </table:table-cell>
          <table:table-cell table:formula="of:=CONCATENATE([.B48];&quot;+&quot;;[.C48])" office:value-type="string" office:string-value="CircleDiamondUL+CircleDiamondDR" calcext:value-type="string">
            <text:p>CircleDiamondU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DiamondDR</text:p>
          </table:table-cell>
          <table:table-cell table:formula="of:=CONCATENATE([.B49];&quot;+&quot;;[.C49])" office:value-type="string" office:string-value="CircleSquareDL+CircleDiamondDR" calcext:value-type="string">
            <text:p>CircleSquareD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DiamondDR</text:p>
          </table:table-cell>
          <table:table-cell table:formula="of:=CONCATENATE([.B50];&quot;+&quot;;[.C50])" office:value-type="string" office:string-value="CircleSquareUL+CircleDiamondDR" calcext:value-type="string">
            <text:p>CircleSquareU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DiamondDR</text:p>
          </table:table-cell>
          <table:table-cell table:formula="of:=CONCATENATE([.B51];&quot;+&quot;;[.C51])" office:value-type="string" office:string-value="CurveSegDL+CircleDiamondDR" calcext:value-type="string">
            <text:p>CurveSegDL+CircleDiamond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DiamondDR</text:p>
          </table:table-cell>
          <table:table-cell table:formula="of:=CONCATENATE([.B52];&quot;+&quot;;[.C52])" office:value-type="string" office:string-value="CurveSegUL+CircleDiamondDR" calcext:value-type="string">
            <text:p>CurveSegUL+CircleDiamond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DiamondDR</text:p>
          </table:table-cell>
          <table:table-cell table:formula="of:=CONCATENATE([.B53];&quot;+&quot;;[.C53])" office:value-type="string" office:string-value="GapDL+CircleDiamondDR" calcext:value-type="string">
            <text:p>GapDL+CircleDiamond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DiamondDR</text:p>
          </table:table-cell>
          <table:table-cell table:formula="of:=CONCATENATE([.B54];&quot;+&quot;;[.C54])" office:value-type="string" office:string-value="GapL+CircleDiamondDR" calcext:value-type="string">
            <text:p>GapL+CircleDiamondD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DiamondDR</text:p>
          </table:table-cell>
          <table:table-cell table:formula="of:=CONCATENATE([.B55];&quot;+&quot;;[.C55])" office:value-type="string" office:string-value="GapUL+CircleDiamondDR" calcext:value-type="string">
            <text:p>GapUL+CircleDiamond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DiamondUR</text:p>
          </table:table-cell>
          <table:table-cell table:formula="of:=CONCATENATE([.B56];&quot;+&quot;;[.C56])" office:value-type="string" office:string-value="CircleDiamondDL+CircleDiamondUR" calcext:value-type="string">
            <text:p>CircleDiamondD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DiamondUR</text:p>
          </table:table-cell>
          <table:table-cell table:formula="of:=CONCATENATE([.B57];&quot;+&quot;;[.C57])" office:value-type="string" office:string-value="CircleDiamondUL+CircleDiamondUR" calcext:value-type="string">
            <text:p>CircleDiamondU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DiamondUR</text:p>
          </table:table-cell>
          <table:table-cell table:formula="of:=CONCATENATE([.B58];&quot;+&quot;;[.C58])" office:value-type="string" office:string-value="CircleSquareDL+CircleDiamondUR" calcext:value-type="string">
            <text:p>CircleSquareD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DiamondUR</text:p>
          </table:table-cell>
          <table:table-cell table:formula="of:=CONCATENATE([.B59];&quot;+&quot;;[.C59])" office:value-type="string" office:string-value="CircleSquareUL+CircleDiamondUR" calcext:value-type="string">
            <text:p>CircleSquareU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DiamondUR</text:p>
          </table:table-cell>
          <table:table-cell table:formula="of:=CONCATENATE([.B60];&quot;+&quot;;[.C60])" office:value-type="string" office:string-value="CurveSegDL+CircleDiamondUR" calcext:value-type="string">
            <text:p>CurveSegDL+CircleDiamond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DiamondUR</text:p>
          </table:table-cell>
          <table:table-cell table:formula="of:=CONCATENATE([.B61];&quot;+&quot;;[.C61])" office:value-type="string" office:string-value="CurveSegUL+CircleDiamondUR" calcext:value-type="string">
            <text:p>CurveSegUL+CircleDiamond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DiamondUR</text:p>
          </table:table-cell>
          <table:table-cell table:formula="of:=CONCATENATE([.B62];&quot;+&quot;;[.C62])" office:value-type="string" office:string-value="GapDL+CircleDiamondUR" calcext:value-type="string">
            <text:p>GapDL+CircleDiamond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DiamondUR</text:p>
          </table:table-cell>
          <table:table-cell table:formula="of:=CONCATENATE([.B63];&quot;+&quot;;[.C63])" office:value-type="string" office:string-value="GapL+CircleDiamondUR" calcext:value-type="string">
            <text:p>GapL+CircleDiamondU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DiamondUR</text:p>
          </table:table-cell>
          <table:table-cell table:formula="of:=CONCATENATE([.B64];&quot;+&quot;;[.C64])" office:value-type="string" office:string-value="GapUL+CircleDiamondUR" calcext:value-type="string">
            <text:p>GapUL+CircleDiamond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SquareDR</text:p>
          </table:table-cell>
          <table:table-cell table:formula="of:=CONCATENATE([.B65];&quot;+&quot;;[.C65])" office:value-type="string" office:string-value="CircleDiamondDL+CircleSquareDR" calcext:value-type="string">
            <text:p>CircleDiamondD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SquareDR</text:p>
          </table:table-cell>
          <table:table-cell table:formula="of:=CONCATENATE([.B66];&quot;+&quot;;[.C66])" office:value-type="string" office:string-value="CircleDiamondUL+CircleSquareDR" calcext:value-type="string">
            <text:p>CircleDiamondU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SquareDR</text:p>
          </table:table-cell>
          <table:table-cell table:formula="of:=CONCATENATE([.B67];&quot;+&quot;;[.C67])" office:value-type="string" office:string-value="CircleSquareDL+CircleSquareDR" calcext:value-type="string">
            <text:p>CircleSquareD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SquareDR</text:p>
          </table:table-cell>
          <table:table-cell table:formula="of:=CONCATENATE([.B68];&quot;+&quot;;[.C68])" office:value-type="string" office:string-value="CircleSquareUL+CircleSquareDR" calcext:value-type="string">
            <text:p>CircleSquareU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SquareDR</text:p>
          </table:table-cell>
          <table:table-cell table:formula="of:=CONCATENATE([.B69];&quot;+&quot;;[.C69])" office:value-type="string" office:string-value="CurveSegDL+CircleSquareDR" calcext:value-type="string">
            <text:p>CurveSegDL+CircleSquare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SquareDR</text:p>
          </table:table-cell>
          <table:table-cell table:formula="of:=CONCATENATE([.B70];&quot;+&quot;;[.C70])" office:value-type="string" office:string-value="CurveSegUL+CircleSquareDR" calcext:value-type="string">
            <text:p>CurveSegUL+CircleSquare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SquareDR</text:p>
          </table:table-cell>
          <table:table-cell table:formula="of:=CONCATENATE([.B71];&quot;+&quot;;[.C71])" office:value-type="string" office:string-value="GapDL+CircleSquareDR" calcext:value-type="string">
            <text:p>GapDL+CircleSquare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SquareDR</text:p>
          </table:table-cell>
          <table:table-cell table:formula="of:=CONCATENATE([.B72];&quot;+&quot;;[.C72])" office:value-type="string" office:string-value="GapL+CircleSquareDR" calcext:value-type="string">
            <text:p>GapL+CircleSquareD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SquareDR</text:p>
          </table:table-cell>
          <table:table-cell table:formula="of:=CONCATENATE([.B73];&quot;+&quot;;[.C73])" office:value-type="string" office:string-value="GapUL+CircleSquareDR" calcext:value-type="string">
            <text:p>GapUL+CircleSquare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SquareUR</text:p>
          </table:table-cell>
          <table:table-cell table:formula="of:=CONCATENATE([.B74];&quot;+&quot;;[.C74])" office:value-type="string" office:string-value="CircleDiamondDL+CircleSquareUR" calcext:value-type="string">
            <text:p>CircleDiamondD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SquareUR</text:p>
          </table:table-cell>
          <table:table-cell table:formula="of:=CONCATENATE([.B75];&quot;+&quot;;[.C75])" office:value-type="string" office:string-value="CircleDiamondUL+CircleSquareUR" calcext:value-type="string">
            <text:p>CircleDiamondU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SquareUR</text:p>
          </table:table-cell>
          <table:table-cell table:formula="of:=CONCATENATE([.B76];&quot;+&quot;;[.C76])" office:value-type="string" office:string-value="CircleSquareDL+CircleSquareUR" calcext:value-type="string">
            <text:p>CircleSquareD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SquareUR</text:p>
          </table:table-cell>
          <table:table-cell table:formula="of:=CONCATENATE([.B77];&quot;+&quot;;[.C77])" office:value-type="string" office:string-value="CircleSquareUL+CircleSquareUR" calcext:value-type="string">
            <text:p>CircleSquareU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SquareUR</text:p>
          </table:table-cell>
          <table:table-cell table:formula="of:=CONCATENATE([.B78];&quot;+&quot;;[.C78])" office:value-type="string" office:string-value="CurveSegDL+CircleSquareUR" calcext:value-type="string">
            <text:p>CurveSegDL+CircleSquare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SquareUR</text:p>
          </table:table-cell>
          <table:table-cell table:formula="of:=CONCATENATE([.B79];&quot;+&quot;;[.C79])" office:value-type="string" office:string-value="CurveSegUL+CircleSquareUR" calcext:value-type="string">
            <text:p>CurveSegUL+CircleSquare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SquareUR</text:p>
          </table:table-cell>
          <table:table-cell table:formula="of:=CONCATENATE([.B80];&quot;+&quot;;[.C80])" office:value-type="string" office:string-value="GapDL+CircleSquareUR" calcext:value-type="string">
            <text:p>GapDL+CircleSquar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SquareUR</text:p>
          </table:table-cell>
          <table:table-cell table:formula="of:=CONCATENATE([.B81];&quot;+&quot;;[.C81])" office:value-type="string" office:string-value="GapL+CircleSquareUR" calcext:value-type="string">
            <text:p>GapL+CircleSquareU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SquareUR</text:p>
          </table:table-cell>
          <table:table-cell table:formula="of:=CONCATENATE([.B82];&quot;+&quot;;[.C82])" office:value-type="string" office:string-value="GapUL+CircleSquareUR" calcext:value-type="string">
            <text:p>GapUL+CircleSquare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BlankR</text:p>
          </table:table-cell>
          <table:table-cell table:formula="of:=CONCATENATE([.B83];&quot;+&quot;;[.C83])" office:value-type="string" office:string-value="CircleDiamondDL+BlankR" calcext:value-type="string">
            <text:p>CircleDiamondDL+BlankR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BlankR</text:p>
          </table:table-cell>
          <table:table-cell table:formula="of:=CONCATENATE([.B84];&quot;+&quot;;[.C84])" office:value-type="string" office:string-value="CircleDiamondUL+BlankR" calcext:value-type="string">
            <text:p>CircleDiamondUL+BlankR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BlankR</text:p>
          </table:table-cell>
          <table:table-cell table:formula="of:=CONCATENATE([.B85];&quot;+&quot;;[.C85])" office:value-type="string" office:string-value="CircleSquareDL+BlankR" calcext:value-type="string">
            <text:p>CircleSquareDL+BlankR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BlankR</text:p>
          </table:table-cell>
          <table:table-cell table:formula="of:=CONCATENATE([.B86];&quot;+&quot;;[.C86])" office:value-type="string" office:string-value="CircleSquareUL+BlankR" calcext:value-type="string">
            <text:p>CircleSquareUL+BlankR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BlankR</text:p>
          </table:table-cell>
          <table:table-cell table:formula="of:=CONCATENATE([.B87];&quot;+&quot;;[.C87])" office:value-type="string" office:string-value="CurveSegDL+BlankR" calcext:value-type="string">
            <text:p>CurveSegDL+BlankR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BlankR</text:p>
          </table:table-cell>
          <table:table-cell table:formula="of:=CONCATENATE([.B88];&quot;+&quot;;[.C88])" office:value-type="string" office:string-value="CurveSegUL+BlankR" calcext:value-type="string">
            <text:p>CurveSegUL+BlankR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BlankR</text:p>
          </table:table-cell>
          <table:table-cell table:formula="of:=CONCATENATE([.B89];&quot;+&quot;;[.C89])" office:value-type="string" office:string-value="GapDL+BlankR" calcext:value-type="string">
            <text:p>GapDL+BlankR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BlankR</text:p>
          </table:table-cell>
          <table:table-cell table:formula="of:=CONCATENATE([.B90];&quot;+&quot;;[.C90])" office:value-type="string" office:string-value="GapL+BlankR" calcext:value-type="string">
            <text:p>GapL+Blank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6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BlankR</text:p>
          </table:table-cell>
          <table:table-cell table:formula="of:=CONCATENATE([.B91];&quot;+&quot;;[.C91])" office:value-type="string" office:string-value="GapUL+BlankR" calcext:value-type="string">
            <text:p>GapUL+BlankR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DiamondDR</text:p>
          </table:table-cell>
          <table:table-cell table:formula="of:=CONCATENATE([.B92];&quot;+&quot;;[.C92])" office:value-type="string" office:string-value="BlankL+CircleDiamondDR" calcext:value-type="string">
            <text:p>BlankL+CircleDiamondD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DiamondUR</text:p>
          </table:table-cell>
          <table:table-cell table:formula="of:=CONCATENATE([.B93];&quot;+&quot;;[.C93])" office:value-type="string" office:string-value="BlankL+CircleDiamondUR" calcext:value-type="string">
            <text:p>BlankL+CircleDiamondU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SquareDR</text:p>
          </table:table-cell>
          <table:table-cell table:formula="of:=CONCATENATE([.B94];&quot;+&quot;;[.C94])" office:value-type="string" office:string-value="BlankL+CircleSquareDR" calcext:value-type="string">
            <text:p>BlankL+CircleSquareD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SquareUR</text:p>
          </table:table-cell>
          <table:table-cell table:formula="of:=CONCATENATE([.B95];&quot;+&quot;;[.C95])" office:value-type="string" office:string-value="BlankL+CircleSquareUR" calcext:value-type="string">
            <text:p>BlankL+CircleSquareU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DR</text:p>
          </table:table-cell>
          <table:table-cell table:formula="of:=CONCATENATE([.B96];&quot;+&quot;;[.C96])" office:value-type="string" office:string-value="BlankL+CurveSegDR" calcext:value-type="string">
            <text:p>BlankL+CurveSegD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UR</text:p>
          </table:table-cell>
          <table:table-cell table:formula="of:=CONCATENATE([.B97];&quot;+&quot;;[.C97])" office:value-type="string" office:string-value="BlankL+CurveSegUR" calcext:value-type="string">
            <text:p>BlankL+CurveSegU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GapDR</text:p>
          </table:table-cell>
          <table:table-cell table:formula="of:=CONCATENATE([.B98];&quot;+&quot;;[.C98])" office:value-type="string" office:string-value="BlankL+GapDR" calcext:value-type="string">
            <text:p>BlankL+GapD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GapR</text:p>
          </table:table-cell>
          <table:table-cell table:formula="of:=CONCATENATE([.B99];&quot;+&quot;;[.C99])" office:value-type="string" office:string-value="BlankL+GapR" calcext:value-type="string">
            <text:p>BlankL+GapR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GapUR</text:p>
          </table:table-cell>
          <table:table-cell table:formula="of:=CONCATENATE([.B100];&quot;+&quot;;[.C100])" office:value-type="string" office:string-value="BlankL+GapUR" calcext:value-type="string">
            <text:p>BlankL+GapUR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R</text:p>
          </table:table-cell>
          <table:table-cell table:formula="of:=CONCATENATE([.B101];&quot;+&quot;;[.C101])" office:value-type="string" office:string-value="CircleDiamondDL+GapR" calcext:value-type="string">
            <text:p>CircleDiamond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R</text:p>
          </table:table-cell>
          <table:table-cell table:formula="of:=CONCATENATE([.B102];&quot;+&quot;;[.C102])" office:value-type="string" office:string-value="CircleDiamondUL+GapR" calcext:value-type="string">
            <text:p>CircleDiamond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R</text:p>
          </table:table-cell>
          <table:table-cell table:formula="of:=CONCATENATE([.B103];&quot;+&quot;;[.C103])" office:value-type="string" office:string-value="CircleSquareDL+GapR" calcext:value-type="string">
            <text:p>CircleSquare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R</text:p>
          </table:table-cell>
          <table:table-cell table:formula="of:=CONCATENATE([.B104];&quot;+&quot;;[.C104])" office:value-type="string" office:string-value="CircleSquareUL+GapR" calcext:value-type="string">
            <text:p>CircleSquare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R</text:p>
          </table:table-cell>
          <table:table-cell table:formula="of:=CONCATENATE([.B105];&quot;+&quot;;[.C105])" office:value-type="string" office:string-value="CurveSegDL+GapR" calcext:value-type="string">
            <text:p>CurveSeg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R</text:p>
          </table:table-cell>
          <table:table-cell table:formula="of:=CONCATENATE([.B106];&quot;+&quot;;[.C106])" office:value-type="string" office:string-value="CurveSegUL+GapR" calcext:value-type="string">
            <text:p>CurveSeg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R</text:p>
          </table:table-cell>
          <table:table-cell table:formula="of:=CONCATENATE([.B107];&quot;+&quot;;[.C107])" office:value-type="string" office:string-value="GapDL+GapR" calcext:value-type="string">
            <text:p>Gap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table:formula="of:=CONCATENATE([.B108];&quot;+&quot;;[.C108])" office:value-type="string" office:string-value="GapL+GapR" calcext:value-type="string">
            <text:p>GapL+Ga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R</text:p>
          </table:table-cell>
          <table:table-cell table:formula="of:=CONCATENATE([.B109];&quot;+&quot;;[.C109])" office:value-type="string" office:string-value="GapUL+GapR" calcext:value-type="string">
            <text:p>GapUL+Ga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UR</text:p>
          </table:table-cell>
          <table:table-cell table:formula="of:=CONCATENATE([.B110];&quot;+&quot;;[.C110])" office:value-type="string" office:string-value="CircleDiamondDL+GapUR" calcext:value-type="string">
            <text:p>CircleDiamond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UR</text:p>
          </table:table-cell>
          <table:table-cell table:formula="of:=CONCATENATE([.B111];&quot;+&quot;;[.C111])" office:value-type="string" office:string-value="CircleDiamondUL+GapUR" calcext:value-type="string">
            <text:p>CircleDiamond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UR</text:p>
          </table:table-cell>
          <table:table-cell table:formula="of:=CONCATENATE([.B112];&quot;+&quot;;[.C112])" office:value-type="string" office:string-value="CircleSquareDL+GapUR" calcext:value-type="string">
            <text:p>CircleSquare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UR</text:p>
          </table:table-cell>
          <table:table-cell table:formula="of:=CONCATENATE([.B113];&quot;+&quot;;[.C113])" office:value-type="string" office:string-value="CircleSquareUL+GapUR" calcext:value-type="string">
            <text:p>CircleSquare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UR</text:p>
          </table:table-cell>
          <table:table-cell table:formula="of:=CONCATENATE([.B114];&quot;+&quot;;[.C114])" office:value-type="string" office:string-value="CurveSegDL+GapUR" calcext:value-type="string">
            <text:p>CurveSeg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UR</text:p>
          </table:table-cell>
          <table:table-cell table:formula="of:=CONCATENATE([.B115];&quot;+&quot;;[.C115])" office:value-type="string" office:string-value="CurveSegUL+GapUR" calcext:value-type="string">
            <text:p>CurveSeg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table:formula="of:=CONCATENATE([.B116];&quot;+&quot;;[.C116])" office:value-type="string" office:string-value="GapDL+GapUR" calcext:value-type="string">
            <text:p>GapDL+GapU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UR</text:p>
          </table:table-cell>
          <table:table-cell table:formula="of:=CONCATENATE([.B117];&quot;+&quot;;[.C117])" office:value-type="string" office:string-value="GapL+GapUR" calcext:value-type="string">
            <text:p>GapL+GapU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UR</text:p>
          </table:table-cell>
          <table:table-cell table:formula="of:=CONCATENATE([.B118];&quot;+&quot;;[.C118])" office:value-type="string" office:string-value="GapUL+GapUR" calcext:value-type="string">
            <text:p>GapUL+Gap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DR</text:p>
          </table:table-cell>
          <table:table-cell table:formula="of:=CONCATENATE([.B119];&quot;+&quot;;[.C119])" office:value-type="string" office:string-value="CircleDiamondDL+GapDR" calcext:value-type="string">
            <text:p>CircleDiamondD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DR</text:p>
          </table:table-cell>
          <table:table-cell table:formula="of:=CONCATENATE([.B120];&quot;+&quot;;[.C120])" office:value-type="string" office:string-value="CircleDiamondUL+GapDR" calcext:value-type="string">
            <text:p>CircleDiamondU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DR</text:p>
          </table:table-cell>
          <table:table-cell table:formula="of:=CONCATENATE([.B121];&quot;+&quot;;[.C121])" office:value-type="string" office:string-value="CircleSquareDL+GapDR" calcext:value-type="string">
            <text:p>CircleSquareD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DR</text:p>
          </table:table-cell>
          <table:table-cell table:formula="of:=CONCATENATE([.B122];&quot;+&quot;;[.C122])" office:value-type="string" office:string-value="CircleSquareUL+GapDR" calcext:value-type="string">
            <text:p>CircleSquareU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DR</text:p>
          </table:table-cell>
          <table:table-cell table:formula="of:=CONCATENATE([.B123];&quot;+&quot;;[.C123])" office:value-type="string" office:string-value="CurveSegDL+GapDR" calcext:value-type="string">
            <text:p>CurveSegD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DR</text:p>
          </table:table-cell>
          <table:table-cell table:formula="of:=CONCATENATE([.B124];&quot;+&quot;;[.C124])" office:value-type="string" office:string-value="CurveSegUL+GapDR" calcext:value-type="string">
            <text:p>CurveSegU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DR</text:p>
          </table:table-cell>
          <table:table-cell table:formula="of:=CONCATENATE([.B125];&quot;+&quot;;[.C125])" office:value-type="string" office:string-value="GapDL+GapDR" calcext:value-type="string">
            <text:p>GapDL+Gap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DR</text:p>
          </table:table-cell>
          <table:table-cell table:formula="of:=CONCATENATE([.B126];&quot;+&quot;;[.C126])" office:value-type="string" office:string-value="GapL+GapDR" calcext:value-type="string">
            <text:p>GapL+GapD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DR</text:p>
          </table:table-cell>
          <table:table-cell table:formula="of:=CONCATENATE([.B127];&quot;+&quot;;[.C127])" office:value-type="string" office:string-value="GapUL+GapDR" calcext:value-type="string">
            <text:p>GapUL+Gap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UR</text:p>
          </table:table-cell>
          <table:table-cell table:formula="of:=CONCATENATE([.B128];&quot;+&quot;;[.C128])" office:value-type="string" office:string-value="CircleDiamondDL+CurveSegUR" calcext:value-type="string">
            <text:p>CircleDiamondD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UR</text:p>
          </table:table-cell>
          <table:table-cell table:formula="of:=CONCATENATE([.B129];&quot;+&quot;;[.C129])" office:value-type="string" office:string-value="CircleDiamondUL+CurveSegUR" calcext:value-type="string">
            <text:p>CircleDiamondU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UR</text:p>
          </table:table-cell>
          <table:table-cell table:formula="of:=CONCATENATE([.B130];&quot;+&quot;;[.C130])" office:value-type="string" office:string-value="CircleSquareDL+CurveSegUR" calcext:value-type="string">
            <text:p>CircleSquareD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UR</text:p>
          </table:table-cell>
          <table:table-cell table:formula="of:=CONCATENATE([.B131];&quot;+&quot;;[.C131])" office:value-type="string" office:string-value="CircleSquareUL+CurveSegUR" calcext:value-type="string">
            <text:p>CircleSquareU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table:formula="of:=CONCATENATE([.B132];&quot;+&quot;;[.C132])" office:value-type="string" office:string-value="CurveSegDL+CurveSegUR" calcext:value-type="string">
            <text:p>CurveSegDL+CurveSegUR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UR</text:p>
          </table:table-cell>
          <table:table-cell table:formula="of:=CONCATENATE([.B133];&quot;+&quot;;[.C133])" office:value-type="string" office:string-value="CurveSegUL+CurveSegUR" calcext:value-type="string">
            <text:p>CurveSegUL+CurveSeg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UR</text:p>
          </table:table-cell>
          <table:table-cell table:formula="of:=CONCATENATE([.B134];&quot;+&quot;;[.C134])" office:value-type="string" office:string-value="GapDL+CurveSegUR" calcext:value-type="string">
            <text:p>GapDL+CurveSeg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UR</text:p>
          </table:table-cell>
          <table:table-cell table:formula="of:=CONCATENATE([.B135];&quot;+&quot;;[.C135])" office:value-type="string" office:string-value="GapL+CurveSegUR" calcext:value-type="string">
            <text:p>GapL+CurveSegU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UR</text:p>
          </table:table-cell>
          <table:table-cell table:formula="of:=CONCATENATE([.B136];&quot;+&quot;;[.C136])" office:value-type="string" office:string-value="GapUL+CurveSegUR" calcext:value-type="string">
            <text:p>GapUL+CurveSeg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DR</text:p>
          </table:table-cell>
          <table:table-cell table:formula="of:=CONCATENATE([.B137];&quot;+&quot;;[.C137])" office:value-type="string" office:string-value="CircleDiamondDL+CurveSegDR" calcext:value-type="string">
            <text:p>CircleDiamondD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DR</text:p>
          </table:table-cell>
          <table:table-cell table:formula="of:=CONCATENATE([.B138];&quot;+&quot;;[.C138])" office:value-type="string" office:string-value="CircleDiamondUL+CurveSegDR" calcext:value-type="string">
            <text:p>CircleDiamondU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DR</text:p>
          </table:table-cell>
          <table:table-cell table:formula="of:=CONCATENATE([.B139];&quot;+&quot;;[.C139])" office:value-type="string" office:string-value="CircleSquareDL+CurveSegDR" calcext:value-type="string">
            <text:p>CircleSquareD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DR</text:p>
          </table:table-cell>
          <table:table-cell table:formula="of:=CONCATENATE([.B140];&quot;+&quot;;[.C140])" office:value-type="string" office:string-value="CircleSquareUL+CurveSegDR" calcext:value-type="string">
            <text:p>CircleSquareU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DR</text:p>
          </table:table-cell>
          <table:table-cell table:formula="of:=CONCATENATE([.B141];&quot;+&quot;;[.C141])" office:value-type="string" office:string-value="CurveSegDL+CurveSegDR" calcext:value-type="string">
            <text:p>CurveSegDL+CurveSeg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R</text:p>
          </table:table-cell>
          <table:table-cell table:formula="of:=CONCATENATE([.B142];&quot;+&quot;;[.C142])" office:value-type="string" office:string-value="CurveSegUL+CurveSegDR" calcext:value-type="string">
            <text:p>CurveSegUL+CurveSeg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DR</text:p>
          </table:table-cell>
          <table:table-cell table:formula="of:=CONCATENATE([.B143];&quot;+&quot;;[.C143])" office:value-type="string" office:string-value="GapDL+CurveSegDR" calcext:value-type="string">
            <text:p>GapDL+CurveSeg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DR</text:p>
          </table:table-cell>
          <table:table-cell table:formula="of:=CONCATENATE([.B144];&quot;+&quot;;[.C144])" office:value-type="string" office:string-value="GapL+CurveSegDR" calcext:value-type="string">
            <text:p>GapL+CurveSegDR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DR</text:p>
          </table:table-cell>
          <table:table-cell table:formula="of:=CONCATENATE([.B145];&quot;+&quot;;[.C145])" office:value-type="string" office:string-value="GapUL+CurveSegDR" calcext:value-type="string">
            <text:p>GapUL+CurveSeg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DiamondDR</text:p>
          </table:table-cell>
          <table:table-cell table:formula="of:=CONCATENATE([.B146];&quot;+&quot;;[.C146])" office:value-type="string" office:string-value="CircleDiamondDL+CircleDiamondDR" calcext:value-type="string">
            <text:p>CircleDiamondD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DiamondDR</text:p>
          </table:table-cell>
          <table:table-cell table:formula="of:=CONCATENATE([.B147];&quot;+&quot;;[.C147])" office:value-type="string" office:string-value="CircleDiamondUL+CircleDiamondDR" calcext:value-type="string">
            <text:p>CircleDiamondU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DiamondDR</text:p>
          </table:table-cell>
          <table:table-cell table:formula="of:=CONCATENATE([.B148];&quot;+&quot;;[.C148])" office:value-type="string" office:string-value="CircleSquareDL+CircleDiamondDR" calcext:value-type="string">
            <text:p>CircleSquareD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DiamondDR</text:p>
          </table:table-cell>
          <table:table-cell table:formula="of:=CONCATENATE([.B149];&quot;+&quot;;[.C149])" office:value-type="string" office:string-value="CircleSquareUL+CircleDiamondDR" calcext:value-type="string">
            <text:p>CircleSquareU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DiamondDR</text:p>
          </table:table-cell>
          <table:table-cell table:formula="of:=CONCATENATE([.B150];&quot;+&quot;;[.C150])" office:value-type="string" office:string-value="CurveSegDL+CircleDiamondDR" calcext:value-type="string">
            <text:p>CurveSegDL+CircleDiamond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DiamondDR</text:p>
          </table:table-cell>
          <table:table-cell table:formula="of:=CONCATENATE([.B151];&quot;+&quot;;[.C151])" office:value-type="string" office:string-value="CurveSegUL+CircleDiamondDR" calcext:value-type="string">
            <text:p>CurveSegUL+CircleDiamond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DiamondDR</text:p>
          </table:table-cell>
          <table:table-cell table:formula="of:=CONCATENATE([.B152];&quot;+&quot;;[.C152])" office:value-type="string" office:string-value="GapDL+CircleDiamondDR" calcext:value-type="string">
            <text:p>GapDL+CircleDiamond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DiamondDR</text:p>
          </table:table-cell>
          <table:table-cell table:formula="of:=CONCATENATE([.B153];&quot;+&quot;;[.C153])" office:value-type="string" office:string-value="GapL+CircleDiamondDR" calcext:value-type="string">
            <text:p>GapL+CircleDiamondD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DiamondDR</text:p>
          </table:table-cell>
          <table:table-cell table:formula="of:=CONCATENATE([.B154];&quot;+&quot;;[.C154])" office:value-type="string" office:string-value="GapUL+CircleDiamondDR" calcext:value-type="string">
            <text:p>GapUL+CircleDiamond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DiamondUR</text:p>
          </table:table-cell>
          <table:table-cell table:formula="of:=CONCATENATE([.B155];&quot;+&quot;;[.C155])" office:value-type="string" office:string-value="CircleDiamondDL+CircleDiamondUR" calcext:value-type="string">
            <text:p>CircleDiamondD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DiamondUR</text:p>
          </table:table-cell>
          <table:table-cell table:formula="of:=CONCATENATE([.B156];&quot;+&quot;;[.C156])" office:value-type="string" office:string-value="CircleDiamondUL+CircleDiamondUR" calcext:value-type="string">
            <text:p>CircleDiamondU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DiamondUR</text:p>
          </table:table-cell>
          <table:table-cell table:formula="of:=CONCATENATE([.B157];&quot;+&quot;;[.C157])" office:value-type="string" office:string-value="CircleSquareDL+CircleDiamondUR" calcext:value-type="string">
            <text:p>CircleSquareD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DiamondUR</text:p>
          </table:table-cell>
          <table:table-cell table:formula="of:=CONCATENATE([.B158];&quot;+&quot;;[.C158])" office:value-type="string" office:string-value="CircleSquareUL+CircleDiamondUR" calcext:value-type="string">
            <text:p>CircleSquareU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DiamondUR</text:p>
          </table:table-cell>
          <table:table-cell table:formula="of:=CONCATENATE([.B159];&quot;+&quot;;[.C159])" office:value-type="string" office:string-value="CurveSegDL+CircleDiamondUR" calcext:value-type="string">
            <text:p>CurveSegDL+CircleDiamond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DiamondUR</text:p>
          </table:table-cell>
          <table:table-cell table:formula="of:=CONCATENATE([.B160];&quot;+&quot;;[.C160])" office:value-type="string" office:string-value="CurveSegUL+CircleDiamondUR" calcext:value-type="string">
            <text:p>CurveSegUL+CircleDiamond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DiamondUR</text:p>
          </table:table-cell>
          <table:table-cell table:formula="of:=CONCATENATE([.B161];&quot;+&quot;;[.C161])" office:value-type="string" office:string-value="GapDL+CircleDiamondUR" calcext:value-type="string">
            <text:p>GapDL+CircleDiamond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DiamondUR</text:p>
          </table:table-cell>
          <table:table-cell table:formula="of:=CONCATENATE([.B162];&quot;+&quot;;[.C162])" office:value-type="string" office:string-value="GapL+CircleDiamondUR" calcext:value-type="string">
            <text:p>GapL+CircleDiamondU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DiamondUR</text:p>
          </table:table-cell>
          <table:table-cell table:formula="of:=CONCATENATE([.B163];&quot;+&quot;;[.C163])" office:value-type="string" office:string-value="GapUL+CircleDiamondUR" calcext:value-type="string">
            <text:p>GapUL+CircleDiamond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SquareDR</text:p>
          </table:table-cell>
          <table:table-cell table:formula="of:=CONCATENATE([.B164];&quot;+&quot;;[.C164])" office:value-type="string" office:string-value="CircleDiamondDL+CircleSquareDR" calcext:value-type="string">
            <text:p>CircleDiamondD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SquareDR</text:p>
          </table:table-cell>
          <table:table-cell table:formula="of:=CONCATENATE([.B165];&quot;+&quot;;[.C165])" office:value-type="string" office:string-value="CircleDiamondUL+CircleSquareDR" calcext:value-type="string">
            <text:p>CircleDiamondU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SquareDR</text:p>
          </table:table-cell>
          <table:table-cell table:formula="of:=CONCATENATE([.B166];&quot;+&quot;;[.C166])" office:value-type="string" office:string-value="CircleSquareDL+CircleSquareDR" calcext:value-type="string">
            <text:p>CircleSquareD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SquareDR</text:p>
          </table:table-cell>
          <table:table-cell table:formula="of:=CONCATENATE([.B167];&quot;+&quot;;[.C167])" office:value-type="string" office:string-value="CircleSquareUL+CircleSquareDR" calcext:value-type="string">
            <text:p>CircleSquareU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SquareDR</text:p>
          </table:table-cell>
          <table:table-cell table:formula="of:=CONCATENATE([.B168];&quot;+&quot;;[.C168])" office:value-type="string" office:string-value="CurveSegDL+CircleSquareDR" calcext:value-type="string">
            <text:p>CurveSegDL+CircleSquare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SquareDR</text:p>
          </table:table-cell>
          <table:table-cell table:formula="of:=CONCATENATE([.B169];&quot;+&quot;;[.C169])" office:value-type="string" office:string-value="CurveSegUL+CircleSquareDR" calcext:value-type="string">
            <text:p>CurveSegUL+CircleSquare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SquareDR</text:p>
          </table:table-cell>
          <table:table-cell table:formula="of:=CONCATENATE([.B170];&quot;+&quot;;[.C170])" office:value-type="string" office:string-value="GapDL+CircleSquareDR" calcext:value-type="string">
            <text:p>GapDL+CircleSquare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SquareDR</text:p>
          </table:table-cell>
          <table:table-cell table:formula="of:=CONCATENATE([.B171];&quot;+&quot;;[.C171])" office:value-type="string" office:string-value="GapL+CircleSquareDR" calcext:value-type="string">
            <text:p>GapL+CircleSquareD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SquareDR</text:p>
          </table:table-cell>
          <table:table-cell table:formula="of:=CONCATENATE([.B172];&quot;+&quot;;[.C172])" office:value-type="string" office:string-value="GapUL+CircleSquareDR" calcext:value-type="string">
            <text:p>GapUL+CircleSquare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SquareUR</text:p>
          </table:table-cell>
          <table:table-cell table:formula="of:=CONCATENATE([.B173];&quot;+&quot;;[.C173])" office:value-type="string" office:string-value="CircleDiamondDL+CircleSquareUR" calcext:value-type="string">
            <text:p>CircleDiamondD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SquareUR</text:p>
          </table:table-cell>
          <table:table-cell table:formula="of:=CONCATENATE([.B174];&quot;+&quot;;[.C174])" office:value-type="string" office:string-value="CircleDiamondUL+CircleSquareUR" calcext:value-type="string">
            <text:p>CircleDiamondU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SquareUR</text:p>
          </table:table-cell>
          <table:table-cell table:formula="of:=CONCATENATE([.B175];&quot;+&quot;;[.C175])" office:value-type="string" office:string-value="CircleSquareDL+CircleSquareUR" calcext:value-type="string">
            <text:p>CircleSquareD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SquareUR</text:p>
          </table:table-cell>
          <table:table-cell table:formula="of:=CONCATENATE([.B176];&quot;+&quot;;[.C176])" office:value-type="string" office:string-value="CircleSquareUL+CircleSquareUR" calcext:value-type="string">
            <text:p>CircleSquareU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SquareUR</text:p>
          </table:table-cell>
          <table:table-cell table:formula="of:=CONCATENATE([.B177];&quot;+&quot;;[.C177])" office:value-type="string" office:string-value="CurveSegDL+CircleSquareUR" calcext:value-type="string">
            <text:p>CurveSegDL+CircleSquare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SquareUR</text:p>
          </table:table-cell>
          <table:table-cell table:formula="of:=CONCATENATE([.B178];&quot;+&quot;;[.C178])" office:value-type="string" office:string-value="CurveSegUL+CircleSquareUR" calcext:value-type="string">
            <text:p>CurveSegUL+CircleSquare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SquareUR</text:p>
          </table:table-cell>
          <table:table-cell table:formula="of:=CONCATENATE([.B179];&quot;+&quot;;[.C179])" office:value-type="string" office:string-value="GapDL+CircleSquareUR" calcext:value-type="string">
            <text:p>GapDL+CircleSquar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SquareUR</text:p>
          </table:table-cell>
          <table:table-cell table:formula="of:=CONCATENATE([.B180];&quot;+&quot;;[.C180])" office:value-type="string" office:string-value="GapL+CircleSquareUR" calcext:value-type="string">
            <text:p>GapL+CircleSquareU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SquareUR</text:p>
          </table:table-cell>
          <table:table-cell table:formula="of:=CONCATENATE([.B181];&quot;+&quot;;[.C181])" office:value-type="string" office:string-value="GapUL+CircleSquareUR" calcext:value-type="string">
            <text:p>GapUL+CircleSquare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BlankR</text:p>
          </table:table-cell>
          <table:table-cell table:formula="of:=CONCATENATE([.B182];&quot;+&quot;;[.C182])" office:value-type="string" office:string-value="CircleDiamondDL+BlankR" calcext:value-type="string">
            <text:p>CircleDiamondD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BlankR</text:p>
          </table:table-cell>
          <table:table-cell table:formula="of:=CONCATENATE([.B183];&quot;+&quot;;[.C183])" office:value-type="string" office:string-value="CircleDiamondUL+BlankR" calcext:value-type="string">
            <text:p>CircleDiamondU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BlankR</text:p>
          </table:table-cell>
          <table:table-cell table:formula="of:=CONCATENATE([.B184];&quot;+&quot;;[.C184])" office:value-type="string" office:string-value="CircleSquareDL+BlankR" calcext:value-type="string">
            <text:p>CircleSquareD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BlankR</text:p>
          </table:table-cell>
          <table:table-cell table:formula="of:=CONCATENATE([.B185];&quot;+&quot;;[.C185])" office:value-type="string" office:string-value="CircleSquareUL+BlankR" calcext:value-type="string">
            <text:p>CircleSquareU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BlankR</text:p>
          </table:table-cell>
          <table:table-cell table:formula="of:=CONCATENATE([.B186];&quot;+&quot;;[.C186])" office:value-type="string" office:string-value="CurveSegDL+BlankR" calcext:value-type="string">
            <text:p>CurveSegD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BlankR</text:p>
          </table:table-cell>
          <table:table-cell table:formula="of:=CONCATENATE([.B187];&quot;+&quot;;[.C187])" office:value-type="string" office:string-value="CurveSegUL+BlankR" calcext:value-type="string">
            <text:p>CurveSegU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BlankR</text:p>
          </table:table-cell>
          <table:table-cell table:formula="of:=CONCATENATE([.B188];&quot;+&quot;;[.C188])" office:value-type="string" office:string-value="GapDL+BlankR" calcext:value-type="string">
            <text:p>GapDL+BlankR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BlankR</text:p>
          </table:table-cell>
          <table:table-cell table:formula="of:=CONCATENATE([.B189];&quot;+&quot;;[.C189])" office:value-type="string" office:string-value="GapL+BlankR" calcext:value-type="string">
            <text:p>GapL+Blank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BlankR</text:p>
          </table:table-cell>
          <table:table-cell table:formula="of:=CONCATENATE([.B190];&quot;+&quot;;[.C190])" office:value-type="string" office:string-value="GapUL+BlankR" calcext:value-type="string">
            <text:p>GapUL+Blank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DiamondDR</text:p>
          </table:table-cell>
          <table:table-cell table:formula="of:=CONCATENATE([.B191];&quot;+&quot;;[.C191])" office:value-type="string" office:string-value="BlankL+CircleDiamondDR" calcext:value-type="string">
            <text:p>BlankL+CircleDiamondD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DiamondUR</text:p>
          </table:table-cell>
          <table:table-cell table:formula="of:=CONCATENATE([.B192];&quot;+&quot;;[.C192])" office:value-type="string" office:string-value="BlankL+CircleDiamondUR" calcext:value-type="string">
            <text:p>BlankL+CircleDiamondU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SquareDR</text:p>
          </table:table-cell>
          <table:table-cell table:formula="of:=CONCATENATE([.B193];&quot;+&quot;;[.C193])" office:value-type="string" office:string-value="BlankL+CircleSquareDR" calcext:value-type="string">
            <text:p>BlankL+CircleSquareD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SquareUR</text:p>
          </table:table-cell>
          <table:table-cell table:formula="of:=CONCATENATE([.B194];&quot;+&quot;;[.C194])" office:value-type="string" office:string-value="BlankL+CircleSquareUR" calcext:value-type="string">
            <text:p>BlankL+CircleSquareU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DR</text:p>
          </table:table-cell>
          <table:table-cell table:formula="of:=CONCATENATE([.B195];&quot;+&quot;;[.C195])" office:value-type="string" office:string-value="BlankL+CurveSegDR" calcext:value-type="string">
            <text:p>BlankL+CurveSegD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UR</text:p>
          </table:table-cell>
          <table:table-cell table:formula="of:=CONCATENATE([.B196];&quot;+&quot;;[.C196])" office:value-type="string" office:string-value="BlankL+CurveSegUR" calcext:value-type="string">
            <text:p>BlankL+CurveSegU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GapDR</text:p>
          </table:table-cell>
          <table:table-cell table:formula="of:=CONCATENATE([.B197];&quot;+&quot;;[.C197])" office:value-type="string" office:string-value="BlankL+GapDR" calcext:value-type="string">
            <text:p>BlankL+GapDR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GapR</text:p>
          </table:table-cell>
          <table:table-cell table:formula="of:=CONCATENATE([.B198];&quot;+&quot;;[.C198])" office:value-type="string" office:string-value="BlankL+GapR" calcext:value-type="string">
            <text:p>BlankL+Gap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GapUR</text:p>
          </table:table-cell>
          <table:table-cell table:formula="of:=CONCATENATE([.B199];&quot;+&quot;;[.C199])" office:value-type="string" office:string-value="BlankL+GapUR" calcext:value-type="string">
            <text:p>BlankL+GapUR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7"/>
        </table:table-row>
        <table:table-row table:style-name="ro1" table:number-rows-repeated="1048332">
          <table:table-cell table:number-columns-repeated="27"/>
        </table:table-row>
        <table:table-row table:style-name="ro1" table:number-rows-repeated="39">
          <table:table-cell table:number-columns-repeated="4"/>
          <table:table-cell table:style-name="Default" table:number-columns-repeated="12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12"/>
          <table:table-cell table:number-columns-repeated="11"/>
        </table:table-row>
        <calcext:conditional-formats>
          <calcext:conditional-format calcext:target-range-address="CurveMapping_BothHemispheres.E200:CurveMapping_BothHemispheres.E1048536 CurveMapping_BothHemispheres.E1:CurveMapping_BothHemispheres.P163 CurveMapping_BothHemispheres.F183:CurveMapping_BothHemispheres.P1048536">
            <calcext:condition calcext:apply-style-name="Untitled1" calcext:value="=1" calcext:base-cell-address="CurveMapping_BothHemispheres.E1"/>
          </calcext:conditional-format>
          <calcext:conditional-format calcext:target-range-address="CurveMapping_BothHemispheres.E164:CurveMapping_BothHemispheres.K172 CurveMapping_BothHemispheres.M164:CurveMapping_BothHemispheres.P172">
            <calcext:condition calcext:apply-style-name="Untitled1" calcext:value="=1" calcext:base-cell-address="CurveMapping_BothHemispheres.E164"/>
          </calcext:conditional-format>
          <calcext:conditional-format calcext:target-range-address="CurveMapping_BothHemispheres.L164:CurveMapping_BothHemispheres.L172">
            <calcext:condition calcext:apply-style-name="Untitled1" calcext:value="=1" calcext:base-cell-address="CurveMapping_BothHemispheres.L164"/>
          </calcext:conditional-format>
          <calcext:conditional-format calcext:target-range-address="CurveMapping_BothHemispheres.O173:CurveMapping_BothHemispheres.P181 CurveMapping_BothHemispheres.M173:CurveMapping_BothHemispheres.N175 CurveMapping_BothHemispheres.M179:CurveMapping_BothHemispheres.N181">
            <calcext:condition calcext:apply-style-name="Untitled1" calcext:value="=1" calcext:base-cell-address="CurveMapping_BothHemispheres.M173"/>
          </calcext:conditional-format>
          <calcext:conditional-format calcext:target-range-address="CurveMapping_BothHemispheres.L173:CurveMapping_BothHemispheres.L181">
            <calcext:condition calcext:apply-style-name="Untitled1" calcext:value="=1" calcext:base-cell-address="CurveMapping_BothHemispheres.L173"/>
          </calcext:conditional-format>
          <calcext:conditional-format calcext:target-range-address="CurveMapping_BothHemispheres.E173:CurveMapping_BothHemispheres.K181">
            <calcext:condition calcext:apply-style-name="Untitled1" calcext:value="=1" calcext:base-cell-address="CurveMapping_BothHemispheres.E173"/>
          </calcext:conditional-format>
          <calcext:conditional-format calcext:target-range-address="CurveMapping_BothHemispheres.M176:CurveMapping_BothHemispheres.N178">
            <calcext:condition calcext:apply-style-name="Untitled1" calcext:value="=1" calcext:base-cell-address="CurveMapping_BothHemispheres.M176"/>
          </calcext:conditional-format>
          <calcext:conditional-format calcext:target-range-address="CurveMapping_BothHemispheres.E182:CurveMapping_BothHemispheres.K190 CurveMapping_BothHemispheres.M182:CurveMapping_BothHemispheres.P190">
            <calcext:condition calcext:apply-style-name="Untitled1" calcext:value="=1" calcext:base-cell-address="CurveMapping_BothHemispheres.E182"/>
          </calcext:conditional-format>
          <calcext:conditional-format calcext:target-range-address="CurveMapping_BothHemispheres.L182:CurveMapping_BothHemispheres.L190">
            <calcext:condition calcext:apply-style-name="Untitled1" calcext:value="=1" calcext:base-cell-address="CurveMapping_BothHemispheres.L182"/>
          </calcext:conditional-format>
          <calcext:conditional-format calcext:target-range-address="CurveMapping_BothHemispheres.O191:CurveMapping_BothHemispheres.P199 CurveMapping_BothHemispheres.M191:CurveMapping_BothHemispheres.N193 CurveMapping_BothHemispheres.M197:CurveMapping_BothHemispheres.N199">
            <calcext:condition calcext:apply-style-name="Untitled1" calcext:value="=1" calcext:base-cell-address="CurveMapping_BothHemispheres.M191"/>
          </calcext:conditional-format>
          <calcext:conditional-format calcext:target-range-address="CurveMapping_BothHemispheres.L191:CurveMapping_BothHemispheres.L199">
            <calcext:condition calcext:apply-style-name="Untitled1" calcext:value="=1" calcext:base-cell-address="CurveMapping_BothHemispheres.L191"/>
          </calcext:conditional-format>
          <calcext:conditional-format calcext:target-range-address="CurveMapping_BothHemispheres.E191:CurveMapping_BothHemispheres.K199">
            <calcext:condition calcext:apply-style-name="Untitled1" calcext:value="=1" calcext:base-cell-address="CurveMapping_BothHemispheres.E191"/>
          </calcext:conditional-format>
          <calcext:conditional-format calcext:target-range-address="CurveMapping_BothHemispheres.M194:CurveMapping_BothHemispheres.N196">
            <calcext:condition calcext:apply-style-name="Untitled1" calcext:value="=1" calcext:base-cell-address="CurveMapping_BothHemispheres.M194"/>
          </calcext:conditional-format>
          <calcext:conditional-format calcext:target-range-address="CurveMapping_BothHemispheres.S1:CurveMapping_BothHemispheres.S1048576">
            <calcext:condition calcext:apply-style-name="Untitled1" calcext:value="=1" calcext:base-cell-address="CurveMapping_BothHemispheres.S1"/>
          </calcext:conditional-format>
        </calcext:conditional-formats>
      </table:table>
      <table:named-expressions/>
      <table:database-ranges>
        <table:database-range table:name="__Anonymous_Sheet_DB__0" table:target-range-address="CurveMapping_BothHemispheres.A1:CurveMapping_BothHemispheres.AA19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4">00-00-0000</text:date>, <text:time style:data-style-name="N2" text:time-value="14:20:17.8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4T14:44:20.691000000</dc:date>
    <meta:editing-duration>PT28M5S</meta:editing-duration>
    <meta:editing-cycles>6</meta:editing-cycles>
    <meta:generator>LibreOffice/5.3.0.3$Windows_X86_64 LibreOffice_project/7074905676c47b82bbcfbea1aeefc84afe1c50e1</meta:generator>
    <meta:document-statistic meta:table-count="1" meta:cell-count="4109" meta:object-count="0"/>
  </office:meta>
</office:document-meta>
</file>